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art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 </text:p>
          </table:table-cell>
          <table:table-cell office:value-type="string" calcext:value-type="string">
            <text:p><text:s/>h (acccurate) </text:p>
          </table:table-cell>
          <table:table-cell office:value-type="string" calcext:value-type="string">
            <text:p><text:s/>h (inaccurate)</text:p>
          </table:table-cell>
          <table:table-cell office:value-type="string" calcext:value-type="string">
            <text:p><text:s/>h (acccurate, float) </text:p>
          </table:table-cell>
          <table:table-cell office:value-type="string" calcext:value-type="string">
            <text:p><text:s/>h (inaccurate, floa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78480615288" calcext:value-type="float">
            <text:p>7.85E-008</text:p>
          </table:table-cell>
          <table:table-cell table:style-name="ce1" office:value-type="float" office:value="0.0000000782310962677" calcext:value-type="float">
            <text:p>7.82E-008</text:p>
          </table:table-cell>
          <table:table-cell table:style-name="ce1" office:value-type="float" office:value="0.0000000784806175602" calcext:value-type="float">
            <text:p>7.85E-008</text:p>
          </table:table-cell>
          <table:table-cell office:value-type="float" office:value="0.153570860624" calcext:value-type="float">
            <text:p>0.153570860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784806152832" calcext:value-type="float">
            <text:p>0.0007848062</text:p>
          </table:table-cell>
          <table:table-cell office:value-type="float" office:value="0.000784805975854" calcext:value-type="float">
            <text:p>0.000784806</text:p>
          </table:table-cell>
          <table:table-cell office:value-type="float" office:value="0.000784806150477" calcext:value-type="float">
            <text:p>0.0007848062</text:p>
          </table:table-cell>
          <table:table-cell office:value-type="float" office:value="0.153570860624" calcext:value-type="float">
            <text:p>0.1535708606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784806148046" calcext:value-type="float">
            <text:p>0.0784806148</text:p>
          </table:table-cell>
          <table:table-cell office:value-type="float" office:value="0.0784806143492" calcext:value-type="float">
            <text:p>0.0784806143</text:p>
          </table:table-cell>
          <table:table-cell office:value-type="float" office:value="0.0784806162119" calcext:value-type="float">
            <text:p>0.0784806162</text:p>
          </table:table-cell>
          <table:table-cell office:value-type="float" office:value="0.153570860624" calcext:value-type="float">
            <text:p>0.1535708606</text:p>
          </table:table-cell>
          <table:table-cell table:number-columns-repeated="5"/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number-columns-repeated="2" office:value-type="float" office:value="784.757820998" calcext:value-type="float">
            <text:p>784.757820998</text:p>
          </table:table-cell>
          <table:table-cell office:value-type="float" office:value="784.7578125" calcext:value-type="float">
            <text:p>784.7578125</text:p>
          </table:table-cell>
          <table:table-cell office:value-type="float" office:value="784.850219727" calcext:value-type="float">
            <text:p>784.8502197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<text:s/>h (accurate) </text:p>
          </table:table-cell>
          <table:table-cell office:value-type="string" calcext:value-type="string">
            <text:p><text:s/>h (inaccurate)</text:p>
          </table:table-cell>
          <table:table-cell office:value-type="string" calcext:value-type="string">
            <text:p><text:s/>h (accurate, float) </text:p>
          </table:table-cell>
          <table:table-cell office:value-type="string" calcext:value-type="string">
            <text:p><text:s/>h (inaccurate, floa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287836048587" calcext:value-type="float">
            <text:p>2.88E-007</text:p>
          </table:table-cell>
          <table:table-cell table:style-name="ce1" office:value-type="float" office:value="0.000000287778675556" calcext:value-type="float">
            <text:p>2.88E-007</text:p>
          </table:table-cell>
          <table:table-cell table:style-name="ce1" office:value-type="float" office:value="0.000000287836058988" calcext:value-type="float">
            <text:p>2.88E-007</text:p>
          </table:table-cell>
          <table:table-cell table:style-name="ce1" office:value-type="float" office:value="0.0303171947598" calcext:value-type="float">
            <text:p>3.03E-00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87836048348" calcext:value-type="float">
            <text:p>0.0028783605</text:p>
          </table:table-cell>
          <table:table-cell table:number-columns-repeated="2" office:value-type="float" office:value="0.00287836045027" calcext:value-type="float">
            <text:p>0.0028783605</text:p>
          </table:table-cell>
          <table:table-cell office:value-type="float" office:value="0.0303171947598" calcext:value-type="float">
            <text:p>0.0303171948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8783602474" calcext:value-type="float">
            <text:p>0.2878360247</text:p>
          </table:table-cell>
          <table:table-cell office:value-type="float" office:value="0.287836024771" calcext:value-type="float">
            <text:p>0.2878360248</text:p>
          </table:table-cell>
          <table:table-cell office:value-type="float" office:value="0.287836015224" calcext:value-type="float">
            <text:p>0.2878360152</text:p>
          </table:table-cell>
          <table:table-cell office:value-type="float" office:value="0.332135140896" calcext:value-type="float">
            <text:p>0.3321351409</text:p>
          </table:table-cell>
          <table:table-cell table:number-columns-repeated="5"/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number-columns-repeated="2" office:value-type="float" office:value="2875.97971926" calcext:value-type="float">
            <text:p>2875.97971926</text:p>
          </table:table-cell>
          <table:table-cell office:value-type="float" office:value="2875.97973633" calcext:value-type="float">
            <text:p>2875.97973633</text:p>
          </table:table-cell>
          <table:table-cell office:value-type="float" office:value="2876.01196289" calcext:value-type="float">
            <text:p>2876.0119628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"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4:20:50.845964084</meta:creation-date>
    <dc:date>2014-02-07T14:32:20.597433917</dc:date>
    <meta:editing-duration>PT5M40S</meta:editing-duration>
    <meta:editing-cycles>5</meta:editing-cycles>
    <meta:generator>LibreOffice/4.1.3.2$Linux_X86_64 LibreOffice_project/410m0$Build-2</meta:generator>
    <meta:document-statistic meta:table-count="1" meta:cell-count="52" meta:object-count="0"/>
  </office:meta>
</office:document-meta>
</file>